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titutionGroup.validateXml( XmlObject xm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ubstitutionGroup.createDocument( PurchaseOrderDocument poDoc , String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SubstitutionGroup.printComments( PurchaseOrderDocument po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ubstitutionGroup.parseXml( String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ubstitutionGroup.main( String arg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